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, Georgia, 'Times New Roman', Times, 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926" officeooo:paragraph-rsid="00023926"/>
    </style:style>
    <style:style style:name="P2" style:family="paragraph" style:parent-style-name="Standard">
      <style:text-properties officeooo:rsid="00023926" officeooo:paragraph-rsid="00052b45"/>
    </style:style>
    <style:style style:name="P3" style:family="paragraph" style:parent-style-name="Standard">
      <style:text-properties officeooo:paragraph-rsid="00023926"/>
    </style:style>
    <style:style style:name="P4" style:family="paragraph" style:parent-style-name="Standard">
      <style:text-properties officeooo:rsid="0003138b" officeooo:paragraph-rsid="00023926"/>
    </style:style>
    <style:style style:name="P5" style:family="paragraph" style:parent-style-name="Standard">
      <style:text-properties officeooo:rsid="0003138b" officeooo:paragraph-rsid="0005f810"/>
    </style:style>
    <style:style style:name="P6" style:family="paragraph" style:parent-style-name="Standard">
      <style:text-properties officeooo:paragraph-rsid="0003fb4a"/>
    </style:style>
    <style:style style:name="P7" style:family="paragraph" style:parent-style-name="Text_20_body">
      <style:text-properties officeooo:paragraph-rsid="0004407a"/>
    </style:style>
    <style:style style:name="P8" style:family="paragraph" style:parent-style-name="Standard">
      <style:text-properties fo:font-variant="normal" fo:text-transform="none" fo:color="#000000" fo:letter-spacing="normal" officeooo:rsid="0003fb4a" officeooo:paragraph-rsid="00023926" style:font-name-asian="inherit" style:font-size-asian="10.5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03fb4a" officeooo:paragraph-rsid="0003fb4a" style:font-name-asian="inherit" style:font-size-asian="10.5pt" style:font-style-asian="normal" style:font-weight-asian="normal"/>
    </style:style>
    <style:style style:name="P10" style:family="paragraph" style:parent-style-name="Standard">
      <style:text-properties fo:font-variant="normal" fo:text-transform="none" fo:color="#000000" fo:letter-spacing="normal" officeooo:rsid="0003fb4a" officeooo:paragraph-rsid="000b7375" style:font-name-asian="inherit" style:font-size-asian="10.5pt" style:font-style-asian="normal" style:font-weight-asian="normal"/>
    </style:style>
    <style:style style:name="P11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03fb4a" officeooo:paragraph-rsid="0003fb4a" style:font-name-asian="inherit" style:font-size-asian="10.5pt" style:font-style-asian="normal" style:font-weight-asian="normal"/>
    </style:style>
    <style:style style:name="P12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03fb4a" officeooo:paragraph-rsid="000b7375" style:font-name-asian="inherit" style:font-size-asian="10.5pt" style:font-style-asian="normal" style:font-weight-asian="normal"/>
    </style:style>
    <style:style style:name="P13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04407a" officeooo:paragraph-rsid="0003fb4a" style:font-name-asian="inherit" style:font-size-asian="10.5pt" style:font-style-asian="normal" style:font-weight-asian="normal"/>
    </style:style>
    <style:style style:name="P14" style:family="paragraph" style:parent-style-name="Standard">
      <style:text-properties officeooo:rsid="00023926" officeooo:paragraph-rsid="000b7375"/>
    </style:style>
    <style:style style:name="P15" style:family="paragraph" style:parent-style-name="Standard">
      <style:text-properties officeooo:rsid="0003138b" officeooo:paragraph-rsid="000b7375"/>
    </style:style>
    <style:style style:name="P16" style:family="paragraph" style:parent-style-name="Standard">
      <style:text-properties officeooo:paragraph-rsid="000b7375"/>
    </style:style>
    <style:style style:name="P17" style:family="paragraph" style:parent-style-name="Standard">
      <style:text-properties officeooo:rsid="000b7375" officeooo:paragraph-rsid="000b7375"/>
    </style:style>
    <style:style style:name="P18" style:family="paragraph" style:parent-style-name="Text_20_body">
      <style:text-properties fo:font-variant="normal" fo:text-transform="none" fo:color="#000000" style:font-name="inherit" fo:font-size="10.5pt" fo:letter-spacing="normal" fo:font-style="normal" fo:font-weight="normal" officeooo:rsid="0004407a" officeooo:paragraph-rsid="0004407a" style:font-name-asian="inherit" style:font-size-asian="10.5pt" style:font-style-asian="normal" style:font-weight-asian="normal"/>
    </style:style>
    <style:style style:name="P19" style:family="paragraph" style:parent-style-name="Text_20_body">
      <style:text-properties fo:font-variant="normal" fo:text-transform="none" fo:color="#000000" style:font-name="inherit" fo:font-size="10.5pt" fo:letter-spacing="normal" fo:font-style="normal" fo:font-weight="normal" officeooo:rsid="0004407a" officeooo:paragraph-rsid="000b7375" style:font-name-asian="inherit" style:font-size-asian="10.5pt" style:font-style-asian="normal" style:font-weight-asian="normal"/>
    </style:style>
    <style:style style:name="P20" style:family="paragraph" style:parent-style-name="Text_20_body">
      <style:text-properties fo:font-variant="normal" fo:text-transform="none" fo:color="#3d596d" fo:letter-spacing="normal" officeooo:paragraph-rsid="0009e7c3"/>
    </style:style>
    <style:style style:name="P21" style:family="paragraph" style:parent-style-name="Text_20_body">
      <style:text-properties fo:font-variant="normal" fo:text-transform="none" fo:color="#3d596d" fo:letter-spacing="normal" officeooo:rsid="000b7375" officeooo:paragraph-rsid="000b7375"/>
    </style:style>
    <style:style style:name="P22" style:family="paragraph" style:parent-style-name="Text_20_body">
      <style:text-properties fo:font-variant="normal" fo:text-transform="none" fo:color="#3d596d" fo:letter-spacing="normal" officeooo:paragraph-rsid="000b7375"/>
    </style:style>
    <style:style style:name="P23" style:family="paragraph" style:parent-style-name="Text_20_body">
      <style:text-properties officeooo:paragraph-rsid="0004407a"/>
    </style:style>
    <style:style style:name="P24" style:family="paragraph" style:parent-style-name="Text_20_body">
      <style:text-properties officeooo:paragraph-rsid="000b7375"/>
    </style:style>
    <style:style style:name="P25" style:family="paragraph" style:parent-style-name="Text_20_body">
      <style:paragraph-properties fo:break-before="page"/>
      <style:text-properties fo:font-variant="normal" fo:text-transform="none" fo:color="#3d596d" fo:letter-spacing="normal" officeooo:paragraph-rsid="0004407a"/>
    </style:style>
    <style:style style:name="P26" style:family="paragraph" style:parent-style-name="Text_20_body">
      <style:paragraph-properties fo:break-before="page"/>
      <style:text-properties fo:font-variant="normal" fo:text-transform="none" fo:color="#3d596d" fo:letter-spacing="normal" officeooo:paragraph-rsid="000b7375"/>
    </style:style>
    <style:style style:name="P27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fo:font-variant="normal" fo:text-transform="none" fo:color="#3d596d" fo:letter-spacing="normal"/>
    </style:style>
    <style:style style:name="P28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fo:font-variant="normal" fo:text-transform="none" fo:color="#3d596d" fo:letter-spacing="normal" officeooo:paragraph-rsid="000b7375"/>
    </style:style>
    <style:style style:name="P2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fo:font-variant="normal" fo:text-transform="none" fo:color="#3d596d" fo:letter-spacing="normal" style:font-name-asian="Merriweather" style:font-size-asian="11.25pt" style:font-style-asian="normal" style:font-weight-asian="normal"/>
    </style:style>
    <style:style style:name="P30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fo:font-variant="normal" fo:text-transform="none" fo:color="#3d596d" fo:letter-spacing="normal" officeooo:paragraph-rsid="000b7375" style:font-name-asian="Merriweather" style:font-size-asian="11.25pt" style:font-style-asian="normal" style:font-weight-asian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596d" fo:letter-spacing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596d" fo:letter-spacing="normal" officeooo:paragraph-rsid="000b7375"/>
    </style:style>
    <style:style style:name="T1" style:family="text">
      <style:text-properties officeooo:rsid="00023926"/>
    </style:style>
    <style:style style:name="T2" style:family="text">
      <style:text-properties fo:font-variant="normal" fo:text-transform="none" fo:color="#000000" fo:letter-spacing="normal" style:font-name-asian="inherit" style:font-size-asian="10.5pt" style:font-style-asian="normal" style:font-weight-asian="normal"/>
    </style:style>
    <style:style style:name="T3" style:family="text">
      <style:text-properties fo:font-variant="normal" fo:text-transform="none" fo:color="#000000" fo:letter-spacing="normal" officeooo:rsid="0003fb4a" style:font-name-asian="inherit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inherit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inherit" fo:font-size="10.5pt" fo:letter-spacing="normal" fo:font-style="normal" fo:font-weight="normal" style:font-name-asian="inherit" style:font-size-asian="10.5pt" style:font-style-asian="normal" style:font-weight-asian="normal"/>
    </style:style>
    <style:style style:name="T6" style:family="text">
      <style:text-properties fo:font-variant="normal" fo:text-transform="none" fo:color="#000000" style:font-name="inherit" fo:font-size="10.5pt" fo:letter-spacing="normal" fo:font-style="normal" fo:font-weight="normal" officeooo:rsid="0003fb4a" style:font-name-asian="inherit" style:font-size-asian="10.5pt" style:font-style-asian="normal" style:font-weight-asian="normal"/>
    </style:style>
    <style:style style:name="T7" style:family="text">
      <style:text-properties fo:font-variant="normal" fo:text-transform="none" fo:color="#000000" style:font-name="inherit" fo:font-size="10.5pt" fo:letter-spacing="normal" fo:font-style="normal" fo:font-weight="normal" officeooo:rsid="0004407a" style:font-name-asian="inherit" style:font-size-asian="10.5pt" style:font-style-asian="normal" style:font-weight-asian="normal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normal" officeooo:rsid="00052b45" style:font-name-asian="inherit" style:font-size-asian="10.5pt" style:font-style-asian="normal" style:font-weight-asian="normal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officeooo:rsid="0004407a"/>
    </style:style>
    <style:style style:name="T10" style:family="text">
      <style:text-properties officeooo:rsid="00052b45"/>
    </style:style>
    <style:style style:name="T11" style:family="text">
      <style:text-properties officeooo:rsid="0005f810"/>
    </style:style>
    <style:style style:name="T12" style:family="text">
      <style:text-properties style:font-name="Merriweather" fo:font-size="11.25pt" fo:font-style="normal" fo:font-weight="normal"/>
    </style:style>
    <style:style style:name="T13" style:family="text">
      <style:text-properties style:font-name-asian="Merriweather" style:font-size-asian="11.25pt" style:font-style-asian="normal" style:font-weight-asian="normal"/>
    </style:style>
    <style:style style:name="T14" style:family="text">
      <style:text-properties fo:color="#000000" style:font-name="Merriweather" fo:font-size="11.25pt" fo:font-style="normal" fo:font-weight="normal" officeooo:rsid="00052b45" style:font-name-asian="inherit" style:font-size-asian="10.5pt" style:font-style-asian="normal" style:font-weight-asian="normal"/>
    </style:style>
    <style:style style:name="T15" style:family="text">
      <style:text-properties fo:color="#000000" style:font-name="inherit" fo:font-size="10.5pt" fo:font-style="normal" fo:font-weight="normal" officeooo:rsid="00052b45" style:font-name-asian="Merriweather" style:font-size-asian="11.25pt" style:font-style-asian="normal" style:font-weight-asian="normal"/>
    </style:style>
    <style:style style:name="T16" style:family="text">
      <style:text-properties fo:color="#000000" style:font-name="inherit" fo:font-size="10.5pt" fo:font-style="normal" fo:font-weight="normal" style:font-name-asian="inherit" style:font-size-asian="10.5pt" style:font-style-asian="normal" style:font-weight-asian="normal"/>
    </style:style>
    <style:style style:name="T17" style:family="text">
      <style:text-properties fo:color="#000000" style:font-name="inherit" fo:font-size="10.5pt" fo:font-style="normal" fo:font-weight="normal" officeooo:rsid="0009e7c3" style:font-name-asian="inherit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记录_论可测变换或动力系统与度量函数的耦合_暨微扰论的拓展</text:span></text:p>
      <text:p text:style-name="P17"><text:span text:style-name="T8">2017/02/14 L(刘子愚)，叁(吴曜辰)，F(耿锋)</text:span></text:p>
      <text:p text:style-name="P17"><text:span text:style-name="T8">首先F抛出 H1,H2的问题。</text:span></text:p>
      <text:p text:style-name="P17"><text:span text:style-name="T8"/></text:p>
      <text:p text:style-name="P17"><text:span text:style-name="T8">L：抛出了对图论联通性和拓扑联通性之间的区别。L指出联通图可以自然导出一个最短路径（通过广度优先搜索），从而定义一个有离散拓扑的度量空间，但是图之联通不能导出最短路径对应的离散拓扑之联通。原因在于，由于这个拓扑是离散拓扑，所以这个拓扑对应的图显然不连通（只要图中的元素大于等于两个），而且由于道路/路径联通蕴含连通性，所以图也就不道路联通了。</text:span></text:p>
      <text:p text:style-name="P17"><text:span text:style-name="T8"/></text:p>
      <text:p text:style-name="P17"><text:span text:style-name="T8">叁：单单给出一个集合(Set)并不能唯一地确定一个度量空间。额外地，我们需要赋予这个集合某些结构，比如说把它们按某种方法排成一排，计算距离就行了，但单单给出一个集合是不能确定度量空间的。</text:span></text:p>
      <text:p text:style-name="P17"><text:span text:style-name="T8"/></text:p>
      <text:p text:style-name="P17"><text:span text:style-name="T8">L：总之，图论中最完全的信息，由边和顶点共同提供，可以人为地给图定义一些度量空间，但是这个度量在使用时要当心（叁：估计刘大师的意思是，图里的metric（比如由连接两点的最少的边的数量决定）并不是一个真正的metric space里的metric）。或者说是在套用metric space的结论时，要小心图论和拓扑空间之间术语的区别。</text:span></text:p>
      <text:p text:style-name="P17"><text:span text:style-name="T8"/></text:p>
      <text:p text:style-name="P17"><text:span text:style-name="T8">叁：虽然我没有完全听懂，不过问题应该出在三角不等式 ，而不是连通性上吧？因为就算是真正的度量空间里面的开球也不一定是联通的。</text:span></text:p>
      <text:p text:style-name="P17"><text:span text:style-name="T8"/></text:p>
      <text:p text:style-name="P17"><text:span text:style-name="T8">L：嗯其实是个metric，主要是连通性不一致可能会出错。譬如图论中的道路和拓扑空间就有点不一样。</text:span></text:p>
      <text:p text:style-name="P17"><text:span text:style-name="T8"/></text:p>
      <text:p text:style-name="P17"><text:span text:style-name="T8">F：让我重新表述一下我的问题：</text:span></text:p>
      <text:p text:style-name="P17"><text:span text:style-name="T8"/></text:p>
      <text:p text:style-name="P17"><text:span text:style-name="T8">假设一个有限集合S 有一个测度 mu(S)，（L:为严谨，sigma algebra是S的power set，mu:sigma(S)→[0,1]，而且mu满足并集相加），那么给定一个转移矩阵（Transition matrix ，也就是带强度的Edge matrix），令为pi 。那令mu2=pi * mu1，则pi是一个可测变换（这里的乘法定义是矩阵乘法）。根据马尔可夫链基本定理(THE FUNDAMENTAL THEOREM OF MARKOV CHAINS），如果pi的性质足够好，那么pi重复作用之后测度mu的是驻定的，但驻定这个条件还并不是最重要的。</text:span></text:p>
      <text:p text:style-name="P17"><text:span text:style-name="T8"/></text:p>
      <text:p text:style-name="P17"><text:span text:style-name="T8">现在有趣的是，S本身有一个内构的度量是汉明距离：H(S_a,S_b)，（附：就是说两条长度为n的sequence有x个字符是不同的，那么H=x/n，当然除以n 不是必要的，只是一步正规化）。现在如果pi对应一个有向图（directed graph），也就是说每个元素只能有一个下家，且定义这条边强度为1,那么给出a2=pi(a1)，b2=pi(b2)，现在我们考察 H(a1,b1), <text:s/>H(a2,b2)之间的关系 （简称 H1,H2）。</text:span></text:p>
      <text:p text:style-name="P17"><text:span text:style-name="T8"/></text:p>
      <text:p text:style-name="P17"><text:span text:style-name="T8">联系perturbation theory，讨论同一个微分方程dx/dt＝f(x），从x0开始会给出一条轨迹x(t)，从x0+e会给出另一条轨迹x’(t)，通过考察d(|x’-x|)/dt=g(|x’-x|)可以得出系统的复杂度/渐进稳定性（这里g可以从f和x0导出）。注意到我们使用了一个度量|x’-x|，在微分动力系统中这个度量常常是L2-norm，也就是欧几里得距离，也就是说，我们考察的是L2度量在微分动力系统下的行为，以理解该动力系统的混沌性。相应的，在前一个例子中，我们考察的是Hamming度量在可测变换下的行为，理论上这可以体现出该可测变换的混沌性。但是需要注意的是，经典微扰理论关心的是|x’-x|极小时的行为，离散扰动理论却被迫关心H1和H2之间的统计联系，因为对H1取极小并不是一个极为自然的选择。</text:span></text:p>
      <text:p text:style-name="P17"><text:span text:style-name="T8"/></text:p>
      <text:p text:style-name="P17"><text:span text:style-name="T8">Wordpress version:</text:span></text:p>
      <text:p text:style-name="P17"><text:span text:style-name="T8">记录_论可测变换或动力系统与度量函数的耦合_暨微扰论的拓展</text:span></text:p>
      <text:p text:style-name="P17"><text:span text:style-name="T8">2017/02/14 L，叁，F</text:span></text:p>
      <text:p text:style-name="P17"><text:span text:style-name="T8">首先F抛出 H1,H2的问题。</text:span></text:p>
      <text:p text:style-name="P17"><text:soft-page-break/><text:span text:style-name="T8">L：抛出了对图论联通性和拓扑联通性之间的区别。L指出联通图可以自然导出一个最短路径（通过广度优先搜索），从而定义一个有离散拓扑的度量空间，但是图之联通不能导出最短路径对应的离散拓扑之联通。原因在于，由于这个拓扑是离散拓扑，所以这个拓扑对应的图显然不连通（只要图中的元素大于等于两个），而且由于道路/路径联通蕴含连通性，所以图也就不道路联通了。</text:span></text:p>
      <text:p text:style-name="P17"><text:span text:style-name="T8">叁：单单给出一个集合(Set)并不能唯一地确定一个度量空间。额外地，我们需要赋予这个集合某些结构，比如说把它们按某种方法排成一排，计算距离就行了，但单单给出一个集合是不能确定度量空间的。</text:span></text:p>
      <text:p text:style-name="P17"><text:span text:style-name="T8">L：总之，图论中最完全的信息，由边和顶点共同提供，可以人为地给图定义一些度量空间，但是这个度量在使用时要当心（叁：估计刘大师的意思是，图里的metric（比如由连接两点的最少的边的数量决定）并不是一个真正的metric space里的metric）。或者说是在套用metric space的结论时，要小心图论和拓扑空间之间术语的区别。</text:span></text:p>
      <text:p text:style-name="P17"><text:span text:style-name="T8">叁：虽然我没有完全听懂，不过问题应该</text:span><text:span text:style-name="T5">出在三角不等式 ，而不是连通性上吧？因为就算是真正的度量空间里面的开球也不一定是联通的。</text:span></text:p>
      <text:p text:style-name="P17"><text:span text:style-name="T5">L：嗯其实是个metric，主要是连通性不一致可能会出错。譬如图论中的道路和拓扑空间就有点不一样。</text:span></text:p>
      <text:p text:style-name="P17"><text:span text:style-name="T5">F：让我重新表述一下我的问题：</text:span></text:p>
      <text:p text:style-name="P17"><text:span text:style-name="T5">假设一个有限集合S 有一个测度 $latex \mu(S)$，（L:为严谨，S的$latex \sigma$代数是S的power set，$latex \mu: \sigma(S) \rightarrow [0,1]$，而且$latex \mu$满足并集相加），那么给定一个转移矩阵（Transition matrix ，也就是带强度的Edge matrix），令为$latex \pi$ 。那令$latex \mu_2=\pi * \mu_1$，则$latex \pi$是一个可测变换（这里的乘法定义是矩阵乘法）。根据马尔可夫链基本定理(THE FUNDAMENTAL THEOREM OF MARKOV CHAINS），如果$latex \pi$的性质足够好，那么$latex \pi$重复作用之后测度$latex \mu$的是驻定的，但驻定这个条件还并不是最重要的。</text:span></text:p>
      <text:p text:style-name="P17"><text:span text:style-name="T5">现在有趣的是，S本身有一个内构的度量是汉明距离：$latex H(S_a,S_b)$，（附：两条长度为n的有x个字符是不同的序列之间的汉明距离$latex H=\frac{x}{n}$，当然除以n 不是必要的，只是一步正规化）。现在如果$latex \pi$对应一个有向图（directed graph），也就是说每个元素只能有一个下家，且定义这条边强度为1,那么给出$latex a_2=\pi(a_1)$ $latex b_2=\pi(b_2)$，现在我们考察$latex H(a_1,b_1), H(a_2,b_2)$之间的关系 （简称 $latex H_1,H_2$）。</text:span></text:p>
      <text:p text:style-name="P17"><text:span text:style-name="T5">联系微扰理论(perturbation theory)，讨论同一个微分方程$latex \frac{dx}{dt} = f(x)$，从x0开始会给出一条轨迹x(t)，从x0+e会给出另一条轨迹x’(t)，通过考察$latex \frac{d(|x' - x|)}{dt} =g(|x' -x|)$可以得出系统的复杂度/渐进稳定性（这里g可以从f和x0导出）。注意到我们使用了一个度量|x’-x|，在微分动力系统中这个度量常常是L2-norm，也就是欧几里得距离，也就是说，我们考察的是L2度量在微分动力系统下的行为，以理解该动力系统的混沌性。相应的，在前一个例子中，我们考察的是汉明度量在可测变换下的行为，理论上这可以体现出该可测变换的混沌性。但是需要注意的是，经典微扰理论关心的是|x’-x|极小时的行为，离散扰动理论却被迫关心H1和H2之间的统计联系，因为对H1取极小并不是一个极为自然的选择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, Georgia, 'Times New Roman', Times, 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02:19.703411285</meta:creation-date>
    <dc:date>2017-02-16T10:50:13.154254888</dc:date>
    <meta:editing-duration>P1DT17H29M3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2346" meta:character-count="3201" meta:non-whitespace-character-count="3118"/>
  </office:meta>
</office:document-meta>
</file>